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Arial Unicode MS1" svg:font-family="'Arial Unicode MS'" style:font-family-generic="swiss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904cm" style:rel-column-width="22758*"/>
    </style:style>
    <style:style style:name="Tabla2.B" style:family="table-column">
      <style:table-column-properties style:column-width="11.097cm" style:rel-column-width="42777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cccccc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cccccc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cccccc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 Black" fo:font-size="16pt" fo:language="es" fo:country="GT" officeooo:rsid="0031891d" officeooo:paragraph-rsid="0031891d" style:font-size-asian="14pt" style:font-size-complex="16pt"/>
    </style:style>
    <style:style style:name="P2" style:family="paragraph" style:paren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74pt solid #000000"/>
      <style:text-properties fo:color="#111111" style:font-name="Arial1" fo:font-size="18pt" fo:language="es" fo:country="ES" fo:font-weight="bold" officeooo:paragraph-rsid="0032463a" style:font-size-asian="18pt" style:font-weight-asian="bold" style:font-name-complex="Arial1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fo:font-size="12pt" fo:language="es" fo:country="ES" fo:font-weight="bold" officeooo:paragraph-rsid="0032463a" style:font-size-asian="12pt" style:font-weight-asian="bold" style:font-name-complex="Arial1"/>
    </style:style>
    <style:style style:name="P4" style:family="paragraph" style:parent-style-name="Standard">
      <style:text-properties officeooo:rsid="001ca4fe" officeooo:paragraph-rsid="001ca4fe"/>
    </style:style>
    <style:style style:name="P5" style:family="paragraph" style:parent-style-name="Standard">
      <style:text-properties fo:font-weight="bold" officeooo:rsid="001ca4fe" officeooo:paragraph-rsid="001ca4fe" style:font-weight-asian="bold" style:font-weight-complex="bold"/>
    </style:style>
    <style:style style:name="P6" style:family="paragraph" style:parent-style-name="Standard">
      <style:text-properties fo:font-weight="bold" officeooo:rsid="001ca4fe" officeooo:paragraph-rsid="0031891d" style:font-weight-asian="bold" style:font-weight-complex="bold"/>
    </style:style>
    <style:style style:name="P7" style:family="paragraph" style:parent-style-name="Standard">
      <style:text-properties fo:font-weight="bold" officeooo:rsid="002051ba" officeooo:paragraph-rsid="002051ba" style:font-weight-asian="bold" style:font-weight-complex="bold"/>
    </style:style>
    <style:style style:name="P8" style:family="paragraph" style:parent-style-name="Standard">
      <style:text-properties fo:font-weight="bold" officeooo:rsid="002051ba" officeooo:paragraph-rsid="0025ca16" style:font-weight-asian="bold" style:font-weight-complex="bold"/>
    </style:style>
    <style:style style:name="P9" style:family="paragraph" style:parent-style-name="Standard">
      <style:text-properties officeooo:paragraph-rsid="0025ca16"/>
    </style:style>
    <style:style style:name="P10" style:family="paragraph" style:parent-style-name="Standard">
      <style:text-properties officeooo:paragraph-rsid="002792fa"/>
    </style:style>
    <style:style style:name="P11" style:family="paragraph" style:parent-style-name="Standard">
      <style:text-properties fo:font-size="18pt" fo:font-weight="bold" officeooo:rsid="001ca4fe" officeooo:paragraph-rsid="0031891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language="es" fo:country="GT" fo:font-weight="bold" officeooo:rsid="0031891d" officeooo:paragraph-rsid="0031891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language="en" fo:country="US" fo:font-weight="bold" officeooo:rsid="0031891d" officeooo:paragraph-rsid="0031891d" style:font-size-asian="18pt" style:font-weight-asian="bold" style:font-size-complex="18pt" style:font-weight-complex="bold"/>
    </style:style>
    <style:style style:name="P14" style:family="paragraph" style:parent-style-name="Table_20_Contents">
      <style:text-properties officeooo:rsid="001ca4fe" officeooo:paragraph-rsid="001ca4fe"/>
    </style:style>
    <style:style style:name="P15" style:family="paragraph" style:parent-style-name="Table_20_Contents">
      <style:text-properties fo:font-weight="bold" officeooo:rsid="001ca4fe" officeooo:paragraph-rsid="001ca4fe" style:font-weight-asian="bold" style:font-weight-complex="bold"/>
    </style:style>
    <style:style style:name="P16" style:family="paragraph" style:parent-style-name="Table_20_Contents">
      <style:text-properties fo:font-weight="bold" officeooo:rsid="002051ba" officeooo:paragraph-rsid="002051ba" style:font-weight-asian="bold" style:font-weight-complex="bold"/>
    </style:style>
    <style:style style:name="P17" style:family="paragraph" style:parent-style-name="Table_20_Contents">
      <style:text-properties fo:font-weight="bold" officeooo:rsid="00220f50" officeooo:paragraph-rsid="00220f50" style:font-weight-asian="bold" style:font-weight-complex="bold"/>
    </style:style>
    <style:style style:name="P18" style:family="paragraph" style:parent-style-name="Table_20_Contents">
      <style:text-properties fo:font-weight="bold" officeooo:rsid="00220f50" officeooo:paragraph-rsid="0025ca16" style:font-weight-asian="bold" style:font-weight-complex="bold"/>
    </style:style>
    <style:style style:name="P19" style:family="paragraph" style:parent-style-name="Table_20_Contents">
      <style:text-properties fo:font-weight="bold" officeooo:rsid="00220f50" officeooo:paragraph-rsid="002792fa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officeooo:rsid="002051ba" officeooo:paragraph-rsid="002051ba"/>
    </style:style>
    <style:style style:name="P21" style:family="paragraph" style:parent-style-name="Table_20_Contents">
      <style:text-properties officeooo:rsid="00220f50" officeooo:paragraph-rsid="00220f50"/>
    </style:style>
    <style:style style:name="P22" style:family="paragraph" style:parent-style-name="Table_20_Contents">
      <style:text-properties officeooo:rsid="00220f50" officeooo:paragraph-rsid="0025ca16"/>
    </style:style>
    <style:style style:name="P23" style:family="paragraph" style:parent-style-name="Table_20_Contents">
      <style:text-properties officeooo:rsid="00220f50" officeooo:paragraph-rsid="002792fa"/>
    </style:style>
    <style:style style:name="P24" style:family="paragraph" style:parent-style-name="Table_20_Contents">
      <style:text-properties officeooo:paragraph-rsid="0025ca16"/>
    </style:style>
    <style:style style:name="P25" style:family="paragraph" style:parent-style-name="Table_20_Contents">
      <style:text-properties fo:language="es" fo:country="GT" fo:font-weight="bold" officeooo:rsid="002792fa" officeooo:paragraph-rsid="002792fa" style:font-weight-asian="bold" style:font-weight-complex="bold"/>
    </style:style>
    <style:style style:name="P26" style:family="paragraph" style:parent-style-name="Table_20_Contents">
      <style:text-properties fo:language="es" fo:country="GT" fo:font-weight="bold" officeooo:rsid="002cb377" officeooo:paragraph-rsid="002cb377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language="es" fo:country="GT" officeooo:rsid="00278635" officeooo:paragraph-rsid="00278635"/>
    </style:style>
    <style:style style:name="P28" style:family="paragraph" style:parent-style-name="Table_20_Contents">
      <style:paragraph-properties fo:text-align="justify" style:justify-single-word="false"/>
      <style:text-properties fo:language="es" fo:country="GT" officeooo:rsid="00278635" officeooo:paragraph-rsid="00295a82"/>
    </style:style>
    <style:style style:name="P29" style:family="paragraph" style:parent-style-name="Table_20_Contents">
      <style:paragraph-properties fo:text-align="justify" style:justify-single-word="false"/>
      <style:text-properties fo:language="es" fo:country="GT" officeooo:rsid="00295a82" officeooo:paragraph-rsid="00295a82"/>
    </style:style>
    <style:style style:name="P30" style:family="paragraph" style:parent-style-name="Table_20_Contents">
      <style:text-properties fo:language="es" fo:country="GT" officeooo:rsid="002d997d" officeooo:paragraph-rsid="002d997d"/>
    </style:style>
    <style:style style:name="P31" style:family="paragraph" style:parent-style-name="Table_20_Contents">
      <style:text-properties fo:language="es" fo:country="GT" officeooo:rsid="002dcb89" officeooo:paragraph-rsid="002dcb89"/>
    </style:style>
    <style:style style:name="P32" style:family="paragraph" style:parent-style-name="Table_20_Contents">
      <style:text-properties fo:language="es" fo:country="GT" officeooo:rsid="002e642f" officeooo:paragraph-rsid="002e642f"/>
    </style:style>
    <style:style style:name="P33" style:family="paragraph" style:parent-style-name="Table_20_Contents">
      <style:text-properties officeooo:rsid="002d96df" officeooo:paragraph-rsid="002792fa"/>
    </style:style>
    <style:style style:name="P34" style:family="paragraph" style:parent-style-name="Table_20_Contents">
      <style:text-properties fo:language="en" fo:country="US" officeooo:rsid="002dcb89" officeooo:paragraph-rsid="002dcb89"/>
    </style:style>
    <style:style style:name="P35" style:family="paragraph" style:parent-style-name="Table_20_Contents">
      <style:text-properties officeooo:rsid="003101d6" officeooo:paragraph-rsid="003101d6"/>
    </style:style>
    <style:style style:name="P36" style:family="paragraph" style:parent-style-name="Standard">
      <style:text-properties fo:font-weight="bold" officeooo:rsid="002051ba" officeooo:paragraph-rsid="002051ba" style:font-weight-asian="bold" style:font-weight-complex="bold"/>
    </style:style>
    <style:style style:name="P37" style:family="paragraph" style:parent-style-name="Standard">
      <style:text-properties officeooo:paragraph-rsid="0025ca16"/>
    </style:style>
    <style:style style:name="P38" style:family="paragraph" style:parent-style-name="Standard" style:master-page-name="First_20_Page">
      <style:paragraph-properties style:page-number="auto"/>
      <style:text-properties fo:font-weight="bold" officeooo:rsid="001ca4fe" officeooo:paragraph-rsid="0031891d" style:font-weight-asian="bold" style:font-weight-complex="bold"/>
    </style:style>
    <style:style style:name="P39" style:family="paragraph" style:parent-style-name="Table_20_Contents" style:list-style-name="L1">
      <style:text-properties officeooo:paragraph-rsid="003101d6"/>
    </style:style>
    <style:style style:name="P40" style:family="paragraph" style:parent-style-name="Table_20_Contents" style:list-style-name="L1">
      <style:text-properties officeooo:paragraph-rsid="00341aaa"/>
    </style:style>
    <style:style style:name="P41" style:family="paragraph" style:parent-style-name="Table_20_Contents" style:list-style-name="L2">
      <style:text-properties officeooo:paragraph-rsid="003101d6"/>
    </style:style>
    <style:style style:name="P42" style:family="paragraph" style:parent-style-name="Table_20_Contents" style:list-style-name="L3">
      <style:paragraph-properties fo:text-align="justify" style:justify-single-word="false"/>
      <style:text-properties officeooo:paragraph-rsid="0037cc3f"/>
    </style:style>
    <style:style style:name="P43" style:family="paragraph" style:parent-style-name="Table_20_Contents" style:list-style-name="L5">
      <style:paragraph-properties fo:text-align="justify" style:justify-single-word="false"/>
      <style:text-properties officeooo:paragraph-rsid="0039f723"/>
    </style:style>
    <style:style style:name="P44" style:family="paragraph" style:parent-style-name="Table_20_Contents" style:list-style-name="L5">
      <style:paragraph-properties fo:text-align="justify" style:justify-single-word="false"/>
      <style:text-properties officeooo:paragraph-rsid="003b3c9b"/>
    </style:style>
    <style:style style:name="P45" style:family="paragraph" style:parent-style-name="Table_20_Contents" style:list-style-name="L4">
      <style:paragraph-properties fo:text-align="justify" style:justify-single-word="false"/>
      <style:text-properties officeooo:rsid="0037cc3f" officeooo:paragraph-rsid="0037cc3f"/>
    </style:style>
    <style:style style:name="P46" style:family="paragraph" style:parent-style-name="Table_20_Contents">
      <style:paragraph-properties fo:text-align="justify" style:justify-single-word="false"/>
      <style:text-properties officeooo:rsid="0037cc3f" officeooo:paragraph-rsid="0037cc3f"/>
    </style:style>
    <style:style style:name="P47" style:family="paragraph" style:parent-style-name="Table_20_Contents">
      <style:text-properties officeooo:rsid="00389ea1" officeooo:paragraph-rsid="00389ea1"/>
    </style:style>
    <style:style style:name="P48" style:family="paragraph" style:parent-style-name="Table_20_Contents" style:list-style-name="L5">
      <style:paragraph-properties fo:text-align="justify" style:justify-single-word="false"/>
      <style:text-properties officeooo:rsid="003b3c9b" officeooo:paragraph-rsid="003b3c9b"/>
    </style:style>
    <style:style style:name="P49" style:family="paragraph" style:parent-style-name="Table_20_Contents" style:list-style-name="L6">
      <style:paragraph-properties fo:text-align="justify" style:justify-single-word="false"/>
      <style:text-properties fo:language="es" fo:country="GT" officeooo:rsid="003b3c9b" officeooo:paragraph-rsid="003b3c9b"/>
    </style:style>
    <style:style style:name="T1" style:family="text">
      <style:text-properties fo:language="es" fo:country="GT"/>
    </style:style>
    <style:style style:name="T2" style:family="text">
      <style:text-properties fo:language="es" fo:country="GT" officeooo:rsid="0023d874"/>
    </style:style>
    <style:style style:name="T3" style:family="text">
      <style:text-properties fo:language="es" fo:country="GT" officeooo:rsid="0025ca16"/>
    </style:style>
    <style:style style:name="T4" style:family="text">
      <style:text-properties fo:language="es" fo:country="GT" officeooo:rsid="00278635"/>
    </style:style>
    <style:style style:name="T5" style:family="text">
      <style:text-properties fo:language="es" fo:country="GT" officeooo:rsid="002792fa"/>
    </style:style>
    <style:style style:name="T6" style:family="text">
      <style:text-properties fo:language="es" fo:country="GT" officeooo:rsid="00295a82"/>
    </style:style>
    <style:style style:name="T7" style:family="text">
      <style:text-properties fo:language="es" fo:country="GT" officeooo:rsid="0029d529"/>
    </style:style>
    <style:style style:name="T8" style:family="text">
      <style:text-properties fo:language="es" fo:country="GT" officeooo:rsid="00341aaa"/>
    </style:style>
    <style:style style:name="T9" style:family="text">
      <style:text-properties fo:language="es" fo:country="GT" officeooo:rsid="0037cc3f"/>
    </style:style>
    <style:style style:name="T10" style:family="text">
      <style:text-properties fo:language="es" fo:country="GT" officeooo:rsid="0039f723"/>
    </style:style>
    <style:style style:name="T11" style:family="text">
      <style:text-properties fo:language="es" fo:country="GT" officeooo:rsid="003b3c9b"/>
    </style:style>
    <style:style style:name="T12" style:family="text">
      <style:text-properties fo:language="es" fo:country="GT" officeooo:rsid="002e642f"/>
    </style:style>
    <style:style style:name="T13" style:family="text">
      <style:text-properties officeooo:rsid="0023d874"/>
    </style:style>
    <style:style style:name="T14" style:family="text">
      <style:text-properties officeooo:rsid="00295a82"/>
    </style:style>
    <style:style style:name="T15" style:family="text">
      <style:text-properties fo:language="en" fo:country="US"/>
    </style:style>
    <style:style style:name="T16" style:family="text">
      <style:text-properties officeooo:rsid="002f3e5e"/>
    </style:style>
    <style:style style:name="T17" style:family="text">
      <style:text-properties officeooo:rsid="002fd17b"/>
    </style:style>
    <style:style style:name="T18" style:family="text">
      <style:text-properties officeooo:rsid="003101d6"/>
    </style:style>
    <style:style style:name="T19" style:family="text">
      <style:text-properties officeooo:rsid="00220f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11"/>
      <text:p text:style-name="P11"/>
      <text:p text:style-name="P12">“<text:span text:style-name="T15">ReviewSoft</text:span>”</text:p>
      <text:p text:style-name="P13">Especificación de Casos de Us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5">CASO DE USO DE ALTO NIVEL</text:p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<text:span text:style-name="T17">1.1 </text:span>Caso de uso</text:p>
          </table:table-cell>
          <table:table-cell table:style-name="Tabla1.B1" office:value-type="string">
            <text:p text:style-name="P16">Repositorio de Software </text:p>
          </table:table-cell>
        </table:table-row>
        <table:table-row>
          <table:table-cell table:style-name="Tabla1.A5" office:value-type="string">
            <text:p text:style-name="P14">Actores</text:p>
          </table:table-cell>
          <table:table-cell table:style-name="Tabla1.B5" office:value-type="string">
            <text:p text:style-name="P20">Usuario , Administrador Sistema, Propietario del Software .</text:p>
          </table:table-cell>
        </table:table-row>
        <table:table-row>
          <table:table-cell table:style-name="Tabla1.A5" office:value-type="string">
            <text:p text:style-name="P14">Propósito</text:p>
          </table:table-cell>
          <table:table-cell table:style-name="Tabla1.B5" office:value-type="string">
            <text:p text:style-name="P20">Clasificación del Software que empresas crean en un amplio repositorio . </text:p>
          </table:table-cell>
        </table:table-row>
        <table:table-row>
          <table:table-cell table:style-name="Tabla1.A5" office:value-type="string">
            <text:p text:style-name="P14">Resumen</text:p>
          </table:table-cell>
          <table:table-cell table:style-name="Tabla1.B5" office:value-type="string">
            <text:p text:style-name="P20">El usuario normal ingresa con una cuenta a la plataforma para realizar análisis del software en existencia para cubrir sus necesidades. El administrador del sistema verifica el control de las estadísticas generadas y provee los permisos necesario a los usuarios. Las empresas que generan soluciones en forma de software son los encargados de ampliar el repositorio de software .</text:p>
          </table:table-cell>
        </table:table-row>
        <table:table-row>
          <table:table-cell table:style-name="Tabla1.A5" office:value-type="string">
            <text:p text:style-name="P14">Extensión</text:p>
          </table:table-cell>
          <table:table-cell table:style-name="Tabla1.B5" office:value-type="string">
            <text:p text:style-name="Table_20_Contents"/>
          </table:table-cell>
        </table:table-row>
        <table:table-row>
          <table:table-cell table:style-name="Tabla1.A6" office:value-type="string">
            <text:p text:style-name="P14">Incluido</text:p>
          </table:table-cell>
          <table:table-cell table:style-name="Tabla1.B6" office:value-type="string">
            <text:p text:style-name="Table_20_Contents"/>
          </table:table-cell>
        </table:table-row>
      </table:table>
      <text:p text:style-name="P4"/>
      <text:p text:style-name="P7">CASOS DE USO EXPANDIDO</text:p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7"><text:span text:style-name="T17">2.1 </text:span>Caso de uso</text:p>
          </table:table-cell>
          <table:table-cell table:style-name="Tabla2.B1" office:value-type="string">
            <text:p text:style-name="P17">Crear usuario</text:p>
          </table:table-cell>
        </table:table-row>
        <table:table-row>
          <table:table-cell table:style-name="Tabla2.A6" office:value-type="string">
            <text:p text:style-name="P21">Actores </text:p>
          </table:table-cell>
          <table:table-cell table:style-name="Tabla2.B2" office:value-type="string">
            <text:p text:style-name="P21">Usuario, <text:span text:style-name="T15">ReviewSoft</text:span>, <text:span text:style-name="T3">Base de datos.</text:span></text:p>
          </table:table-cell>
        </table:table-row>
        <table:table-row>
          <table:table-cell table:style-name="Tabla2.A6" office:value-type="string">
            <text:p text:style-name="P21">Propósito </text:p>
          </table:table-cell>
          <table:table-cell table:style-name="Tabla2.B3" office:value-type="string">
            <text:p text:style-name="P21">Crear usuario en la plataforma y generar los permisos necesarios para cada tipo de usuario.</text:p>
          </table:table-cell>
        </table:table-row>
        <table:table-row>
          <table:table-cell table:style-name="Tabla2.A6" office:value-type="string">
            <text:p text:style-name="P35">Secuencia</text:p>
          </table:table-cell>
          <table:table-cell table:style-name="Tabla2.B5" office:value-type="string">
            <text:list xml:id="list2303503130" text:style-name="L1">
              <text:list-item>
                <text:p text:style-name="P39"><text:span text:style-name="T19">El usuario ingresa a la plataforma “</text:span><text:span text:style-name="T2">ReviewSoft</text:span><text:span text:style-name="T13">”.</text:span></text:p>
              </text:list-item>
              <text:list-item>
                <text:p text:style-name="P39"><text:span text:style-name="T18">El usuario <text:s/></text:span><text:span text:style-name="T2">selecciona el apartado crear cuenta.</text:span></text:p>
              </text:list-item>
              <text:list-item>
                <text:p text:style-name="P40"><text:span text:style-name="T2">Automáticamente la plataforma le desplegara que tipo <text:s text:c="4"/>de cuenta quiere crear.</text:span></text:p>
              </text:list-item>
              <text:list-item>
                <text:p text:style-name="P40"><text:span text:style-name="T8">Las opciones existentes seran:</text:span><text:span text:style-name="T2"> Basico, Premium y Administrador.</text:span></text:p>
              </text:list-item>
              <text:list-item>
                <text:p text:style-name="P40"><text:span text:style-name="T3">La plataforma verifica si el usuario cumple con los requerimientos.</text:span></text:p>
              </text:list-item>
              <text:list-item>
                <text:p text:style-name="P40"><text:span text:style-name="T8">El administrador</text:span><text:span text:style-name="T3"> </text:span><text:span text:style-name="T8">del sistema </text:span><text:span text:style-name="T3">brinda los permisos necesarios al usuario.</text:span><text:span text:style-name="T2"> </text:span></text:p>
              </text:list-item>
            </text:list>
          </table:table-cell>
        </table:table-row>
        <table:table-row>
          <table:table-cell table:style-name="Tabla2.A6" office:value-type="string">
            <text:p text:style-name="P35">Excepciones</text:p>
          </table:table-cell>
          <table:table-cell table:style-name="Tabla2.B5" office:value-type="string">
            <text:list xml:id="list1904247315" text:style-name="L2">
              <text:list-item>
                <text:p text:style-name="P41"><text:span text:style-name="T18">Si el usuario no cumple con la cuota a pagar para ser premium la plataforma no <text:s/>crea la cuenta.</text:span></text:p>
              </text:list-item>
            </text:list>
          </table:table-cell>
        </table:table-row>
        <table:table-row>
          <table:table-cell table:style-name="Tabla2.A6" office:value-type="string">
            <text:p text:style-name="P21">Extensión</text:p>
          </table:table-cell>
          <table:table-cell table:style-name="Tabla2.B6" office:value-type="string">
            <text:p text:style-name="P31">Crear usuario hereda : Basico , Premium y Administrador.</text:p>
            <text:p text:style-name="P34"/>
          </table:table-cell>
        </table:table-row>
        <table:table-row>
          <table:table-cell table:style-name="Tabla2.A7" office:value-type="string">
            <text:p text:style-name="P21">Incluido</text:p>
          </table:table-cell>
          <table:table-cell table:style-name="Tabla2.B7" office:value-type="string">
            <text:p text:style-name="P34">Basico incluye comportamiento limitado como: <text:s/>Puntear , Buscar software.</text:p>
            <text:p text:style-name="P34"/>
            <text:p text:style-name="P31"><text:soft-page-break/>Premium inlcuye comportamiento : Pagar cuota <text:s/>y Comparacion de Aplicaciones.</text:p>
            <text:p text:style-name="P31"/>
            <text:p text:style-name="P31">Administrador incluye comportamiento: Agregar Software y Analisis.</text:p>
          </table:table-cell>
        </table:table-row>
      </table:table>
      <text:p text:style-name="P7"/>
      <text:p text:style-name="P7"/>
      <text:p text:style-name="P7"/>
      <text:p text:style-name="P8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8"><text:span text:style-name="T17">2.2 </text:span>Caso de uso</text:p>
          </table:table-cell>
          <table:table-cell table:style-name="Tabla3.B1" office:value-type="string">
            <text:p text:style-name="P26">Buscar Software </text:p>
          </table:table-cell>
        </table:table-row>
        <table:table-row>
          <table:table-cell table:style-name="Tabla3.A6" office:value-type="string">
            <text:p text:style-name="P22">Actores </text:p>
          </table:table-cell>
          <table:table-cell table:style-name="Tabla3.B6" office:value-type="string">
            <text:p text:style-name="P22">Usuario,<text:span text:style-name="T4">Propietario del Software</text:span><text:span text:style-name="T3">, </text:span><text:span text:style-name="T4">Base de datos, </text:span><text:span text:style-name="T5">Administrador del sistema</text:span><text:span text:style-name="T4">. </text:span></text:p>
          </table:table-cell>
        </table:table-row>
        <table:table-row>
          <table:table-cell table:style-name="Tabla3.A6" office:value-type="string">
            <text:p text:style-name="P22">Propósito </text:p>
          </table:table-cell>
          <table:table-cell table:style-name="Tabla3.B6" office:value-type="string">
            <text:p text:style-name="P27">El usuario busca el software <text:s/>que mas se ajuste a su necesidad y puede adquirirlo según sea sus permisos.</text:p>
          </table:table-cell>
        </table:table-row>
        <table:table-row>
          <table:table-cell table:style-name="Tabla3.A6" office:value-type="string">
            <text:p text:style-name="P35">Secuencia</text:p>
          </table:table-cell>
          <table:table-cell table:style-name="Tabla3.B6" office:value-type="string">
            <text:list xml:id="list2717797236" text:style-name="L3">
              <text:list-item>
                <text:p text:style-name="P42"><text:span text:style-name="T19">El usuario ingresa a la plataforma “</text:span><text:span text:style-name="T2">ReviewSoft</text:span><text:span text:style-name="T13">”.</text:span></text:p>
              </text:list-item>
              <text:list-item>
                <text:p text:style-name="P42"><text:span text:style-name="T9">El usuario s</text:span><text:span text:style-name="T2">elecciona el apartado </text:span><text:span text:style-name="T4">buscar software</text:span></text:p>
              </text:list-item>
              <text:list-item>
                <text:p text:style-name="P42"><text:span text:style-name="T9">S</text:span><text:span text:style-name="T4">e desplegara la categoría en la que se encuentra clasificado en el repositorio </text:span><text:span text:style-name="T5">de la Base de datos</text:span><text:span text:style-name="T4"> .</text:span></text:p>
              </text:list-item>
              <text:list-item>
                <text:p text:style-name="P42"><text:span text:style-name="T9">E</text:span><text:span text:style-name="T4">l usuario encuentre el software necesario.</text:span></text:p>
              </text:list-item>
              <text:list-item>
                <text:p text:style-name="P42"><text:span text:style-name="T4"><text:s/></text:span><text:span text:style-name="T9">El usuario puede</text:span><text:span text:style-name="T4"> adquirir el software completo, leer sus estadísticas de uso, y la información de sus autores.</text:span></text:p>
              </text:list-item>
              <text:list-item>
                <text:p text:style-name="P42"><text:span text:style-name="T9">El usuario puntea su experiencia de uso luego de un tiempo.</text:span></text:p>
              </text:list-item>
              <text:list-item>
                <text:p text:style-name="P42"><text:span text:style-name="T4">El </text:span><text:span text:style-name="T5">administrador</text:span><text:span text:style-name="T4"> de la plataforma </text:span><text:span text:style-name="T5">podrá</text:span><text:span text:style-name="T4"> verificar estadísticas</text:span><text:span text:style-name="T5"> </text:span><text:span text:style-name="T9">generadas por el usuario.</text:span></text:p>
              </text:list-item>
              <text:list-item>
                <text:p text:style-name="P42"><text:span text:style-name="T9">El propietario sube el software al repositorio.</text:span><text:span text:style-name="T6"> </text:span></text:p>
              </text:list-item>
            </text:list>
          </table:table-cell>
        </table:table-row>
        <table:table-row>
          <table:table-cell table:style-name="Tabla3.A6" office:value-type="string">
            <text:p text:style-name="P35">Excepciones</text:p>
          </table:table-cell>
          <table:table-cell table:style-name="Tabla3.B6" office:value-type="string">
            <text:list xml:id="list3880178899" text:style-name="L4">
              <text:list-item>
                <text:p text:style-name="P45">Que no exista la categoria que el usuario esta buscando.</text:p>
              </text:list-item>
              <text:list-item>
                <text:p text:style-name="P45">Que el usuario pague la version completa del software.</text:p>
              </text:list-item>
            </text:list>
            <text:p text:style-name="P46"/>
          </table:table-cell>
        </table:table-row>
        <table:table-row>
          <table:table-cell table:style-name="Tabla3.A6" office:value-type="string">
            <text:p text:style-name="P22">Extensión</text:p>
          </table:table-cell>
          <table:table-cell table:style-name="Tabla3.B6" office:value-type="string">
            <text:p text:style-name="P30">Buscar software extiende : <text:span text:style-name="T18">clasificación</text:span> por <text:span text:style-name="T18">categoría.</text:span></text:p>
          </table:table-cell>
        </table:table-row>
        <table:table-row>
          <table:table-cell table:style-name="Tabla3.A7" office:value-type="string">
            <text:p text:style-name="P22">Incluido</text:p>
          </table:table-cell>
          <table:table-cell table:style-name="Tabla3.B7" office:value-type="string">
            <text:p text:style-name="P24"/>
          </table:table-cell>
        </table:table-row>
      </table:table>
      <text:p text:style-name="P9"/>
      <text:p text:style-name="P9"/>
      <text:p text:style-name="P9"/>
      <text:p text:style-name="P10"/>
      <table:table table:name="Tabla4" table:style-name="Tabla4">
        <table:table-column table:style-name="Tabla4.A"/>
        <table:table-column table:style-name="Tabla4.B"/>
        <text:soft-page-break/>
        <table:table-row>
          <table:table-cell table:style-name="Tabla4.A1" office:value-type="string">
            <text:p text:style-name="P19"><text:span text:style-name="T17">2.3 </text:span>Caso de uso</text:p>
          </table:table-cell>
          <table:table-cell table:style-name="Tabla4.B1" office:value-type="string">
            <text:p text:style-name="P25">Re<text:span text:style-name="T16">a</text:span>limentacion del sistema.</text:p>
          </table:table-cell>
        </table:table-row>
        <table:table-row>
          <table:table-cell table:style-name="Tabla4.A6" office:value-type="string">
            <text:p text:style-name="P23">Actores </text:p>
          </table:table-cell>
          <table:table-cell table:style-name="Tabla4.B6" office:value-type="string">
            <text:p text:style-name="P33">Usuario,<text:span text:style-name="T6">Repositorio de software , Administrador de sistema.</text:span></text:p>
          </table:table-cell>
        </table:table-row>
        <table:table-row>
          <table:table-cell table:style-name="Tabla4.A6" office:value-type="string">
            <text:p text:style-name="P23">Propósito </text:p>
          </table:table-cell>
          <table:table-cell table:style-name="Tabla4.B6" office:value-type="string">
            <text:p text:style-name="P28">El usuario <text:span text:style-name="T14">utiliza software necesario que se ajusta <text:s/>a sus necesidades, luego necesita realizar sus puntuaciones necesarias respecto a su experiencia .</text:span></text:p>
            <text:p text:style-name="P28"/>
            <text:p text:style-name="P29">Con las puntuaciones el Administrador de sistema puede generar reporte al gerente y visualizar las actividades de la plataforma.</text:p>
            <text:p text:style-name="P29"><text:s/></text:p>
          </table:table-cell>
        </table:table-row>
        <table:table-row>
          <table:table-cell table:style-name="Tabla4.A6" office:value-type="string">
            <text:p text:style-name="P47">Secuencia</text:p>
          </table:table-cell>
          <table:table-cell table:style-name="Tabla4.B6" office:value-type="string">
            <text:list xml:id="list2741976102" text:style-name="L5">
              <text:list-item>
                <text:p text:style-name="P43"><text:span text:style-name="T19">El usuario encontró</text:span><text:span text:style-name="T6"> su software ideal.</text:span></text:p>
              </text:list-item>
              <text:list-item>
                <text:p text:style-name="P43"><text:span text:style-name="T10">El usuario v</text:span><text:span text:style-name="T6">erificar si el software tiene una versión de prueba.</text:span></text:p>
              </text:list-item>
              <text:list-item>
                <text:p text:style-name="P43"><text:span text:style-name="T10">El usuario</text:span><text:span text:style-name="T6"> </text:span><text:span text:style-name="T10">adquiere el software. </text:span></text:p>
              </text:list-item>
              <text:list-item>
                <text:p text:style-name="P48"><text:span text:style-name="T10">E</text:span><text:span text:style-name="T1">l usuario usa el software.</text:span></text:p>
              </text:list-item>
              <text:list-item>
                <text:p text:style-name="P44"><text:span text:style-name="T4">Cuando el usuario</text:span><text:span text:style-name="T6"> inicia </text:span><text:span text:style-name="T11">a </text:span><text:span text:style-name="T6">puntear el </text:span><text:span text:style-name="T11">software</text:span><text:span text:style-name="T6"> respecto a la clasificación que </text:span><text:span text:style-name="T11">de categorías.</text:span><text:span text:style-name="T6"> </text:span></text:p>
              </text:list-item>
              <text:list-item>
                <text:p text:style-name="P44"><text:span text:style-name="T11">E</text:span><text:span text:style-name="T7">l usuario administrador generar comparaciones entre software de la misma categoría.</text:span></text:p>
              </text:list-item>
              <text:list-item>
                <text:p text:style-name="P44"><text:span text:style-name="T4">El </text:span><text:span text:style-name="T5">administrador</text:span><text:span text:style-name="T4"> de la plataforma verificar estadísticas generales </text:span><text:span text:style-name="T5">del funcionamiento del sistema.</text:span></text:p>
              </text:list-item>
              <text:list-item>
                <text:p text:style-name="P44"><text:span text:style-name="T5">P</text:span><text:span text:style-name="T12">or ultimo el Gerente analiza la rentabilidad de la plataforma a </text:span><text:span text:style-name="T11">través</text:span><text:span text:style-name="T12"> de las estadísticas.</text:span></text:p>
              </text:list-item>
            </text:list>
          </table:table-cell>
        </table:table-row>
        <table:table-row>
          <table:table-cell table:style-name="Tabla4.A6" office:value-type="string">
            <text:p text:style-name="P47">Excepciones</text:p>
          </table:table-cell>
          <table:table-cell table:style-name="Tabla4.B6" office:value-type="string">
            <text:list xml:id="list1943128763" text:style-name="L6">
              <text:list-item>
                <text:p text:style-name="P49">Si el software no tiene una version de prueba el usuario tiene que pagar el monto para adquirir <text:s/>dicha aplicación.</text:p>
              </text:list-item>
            </text:list>
          </table:table-cell>
        </table:table-row>
        <table:table-row>
          <table:table-cell table:style-name="Tabla4.A6" office:value-type="string">
            <text:p text:style-name="P23">Extensión</text:p>
          </table:table-cell>
          <table:table-cell table:style-name="Tabla4.B6" office:value-type="string">
            <text:p text:style-name="P32">Análisis de Rentabilidad extiende: Generar Estadísticas de las aplicaciones.</text:p>
            <text:p text:style-name="P32"/>
            <text:p text:style-name="P32"/>
            <text:p text:style-name="P32"/>
          </table:table-cell>
        </table:table-row>
        <table:table-row>
          <table:table-cell table:style-name="Tabla4.A7" office:value-type="string">
            <text:p text:style-name="P23">Incluido</text:p>
          </table:table-cell>
          <table:table-cell table:style-name="Tabla4.B7" office:value-type="string">
            <text:p text:style-name="P32">Utilizar software incluye : Verificar disponibilidad del Software</text:p>
            <text:p text:style-name="P32"/>
            <text:p text:style-name="P32">Generar Estadísticas de las aplicaciones incluye: Puntear y comentar experiencia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Arial Unicode MS1" svg:font-family="'Arial Unicode MS'" style:font-family-generic="swiss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" fo:font-size="16pt" fo:language="es" fo:country="GT" officeooo:rsid="0031891d" officeooo:paragraph-rsid="0031891d" style:font-size-asian="14pt" style:font-size-complex="16pt"/>
    </style:style>
    <style:style style:name="MP2" style:family="paragraph" style:paren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74pt solid #000000"/>
      <style:text-properties fo:color="#111111" style:font-name="Arial1" fo:font-size="18pt" fo:language="es" fo:country="ES" fo:font-weight="bold" officeooo:paragraph-rsid="0032463a" style:font-size-asian="18pt" style:font-weight-asian="bold" style:font-name-complex="Arial1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fo:font-size="12pt" fo:language="es" fo:country="ES" fo:font-weight="bold" officeooo:paragraph-rsid="0032463a" style:font-size-asian="12pt" style:font-weight-asian="bold" style:font-name-complex="Arial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1" style:next-style-name="Standard">
      <style:header>
        <text:p text:style-name="Horizontal_20_Line"/>
        <text:p text:style-name="MP2">EnroGt</text:p>
        <text:p text:style-name="MP3"/>
      </style:head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08:03:49.574000000</meta:creation-date>
    <dc:date>2017-09-10T19:53:26.339000000</dc:date>
    <meta:editing-duration>PT4H51M11S</meta:editing-duration>
    <meta:editing-cycles>12</meta:editing-cycles>
    <meta:generator>LibreOffice/5.3.0.3$Windows_X86_64 LibreOffice_project/7074905676c47b82bbcfbea1aeefc84afe1c50e1</meta:generator>
    <meta:document-statistic meta:table-count="4" meta:image-count="0" meta:object-count="0" meta:page-count="4" meta:paragraph-count="81" meta:word-count="613" meta:character-count="3970" meta:non-whitespace-character-count="3436"/>
  </office:meta>
</office:document-meta>
</file>